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.log" table:style-name="ta1">
        <table:shapes>
          <draw:frame draw:z-index="0" draw:style-name="gr1" draw:text-style-name="P1" svg:width="159.99mm" svg:height="89.99mm" svg:x="81.37mm" svg:y="1mm">
            <loext:p draw:notify-on-update-of-ranges="'cameraslog_2.log'.A2:'cameraslog_2.log'.A1001 'cameraslog_2.log'.B1:'cameraslog_2.log'.B1 'cameraslog_2.log'.B2:'cameraslog_2.log'.B1001 'cameraslog_2.log'.A2:'cameraslog_2.log'.A1001 'cameraslog_2.log'.C1:'cameraslog_2.log'.C1 'cameraslog_2.log'.C2:'cameraslog_2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47623" calcext:value-type="float">
            <text:p>10,1476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3289" calcext:value-type="float">
            <text:p>10,032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17886" calcext:value-type="float">
            <text:p>10,5178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832685" calcext:value-type="float">
            <text:p>10,8326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87881" calcext:value-type="float">
            <text:p>10,7878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222909" calcext:value-type="float">
            <text:p>10,2229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742915" calcext:value-type="float">
            <text:p>10,7429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13469" calcext:value-type="float">
            <text:p>10,3134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13469" calcext:value-type="float">
            <text:p>10,3134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313469" calcext:value-type="float">
            <text:p>10,3134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898445" calcext:value-type="float">
            <text:p>10,898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928714" calcext:value-type="float">
            <text:p>10,9287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928714" calcext:value-type="float">
            <text:p>10,9287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928714" calcext:value-type="float">
            <text:p>10,9287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213783" calcext:value-type="float">
            <text:p>11,2137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213783" calcext:value-type="float">
            <text:p>11,2137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213783" calcext:value-type="float">
            <text:p>11,2137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373691" calcext:value-type="float">
            <text:p>11,3736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883669" calcext:value-type="float">
            <text:p>11,8836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848481" calcext:value-type="float">
            <text:p>11,8484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848481" calcext:value-type="float">
            <text:p>11,8484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848481" calcext:value-type="float">
            <text:p>11,8484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468415" calcext:value-type="float">
            <text:p>11,4684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853493" calcext:value-type="float">
            <text:p>10,8534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853493" calcext:value-type="float">
            <text:p>10,8534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103072" calcext:value-type="float">
            <text:p>11,1030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103072" calcext:value-type="float">
            <text:p>11,1030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103072" calcext:value-type="float">
            <text:p>11,1030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938478" calcext:value-type="float">
            <text:p>10,9384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938478" calcext:value-type="float">
            <text:p>10,9384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938478" calcext:value-type="float">
            <text:p>10,9384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093583" calcext:value-type="float">
            <text:p>11,0935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093583" calcext:value-type="float">
            <text:p>11,0935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093583" calcext:value-type="float">
            <text:p>11,0935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123258" calcext:value-type="float">
            <text:p>11,1232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123258" calcext:value-type="float">
            <text:p>11,1232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123258" calcext:value-type="float">
            <text:p>11,1232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123258" calcext:value-type="float">
            <text:p>11,1232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123258" calcext:value-type="float">
            <text:p>11,1232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8341" calcext:value-type="float">
            <text:p>10,883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88341" calcext:value-type="float">
            <text:p>10,883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013547" calcext:value-type="float">
            <text:p>11,0135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013547" calcext:value-type="float">
            <text:p>11,0135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438561" calcext:value-type="float">
            <text:p>11,4385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778492" calcext:value-type="float">
            <text:p>11,7784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778492" calcext:value-type="float">
            <text:p>11,7784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778492" calcext:value-type="float">
            <text:p>11,7784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778492" calcext:value-type="float">
            <text:p>11,7784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618896" calcext:value-type="float">
            <text:p>11,618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583903" calcext:value-type="float">
            <text:p>11,5839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479286" calcext:value-type="float">
            <text:p>11,4792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899316" calcext:value-type="float">
            <text:p>11,8993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899316" calcext:value-type="float">
            <text:p>11,8993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899316" calcext:value-type="float">
            <text:p>11,8993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489278" calcext:value-type="float">
            <text:p>12,489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489278" calcext:value-type="float">
            <text:p>12,489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489278" calcext:value-type="float">
            <text:p>12,489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489278" calcext:value-type="float">
            <text:p>12,489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489278" calcext:value-type="float">
            <text:p>12,489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244564" calcext:value-type="float">
            <text:p>12,2445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244564" calcext:value-type="float">
            <text:p>12,2445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244564" calcext:value-type="float">
            <text:p>12,2445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244564" calcext:value-type="float">
            <text:p>12,2445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324831" calcext:value-type="float">
            <text:p>12,3248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324831" calcext:value-type="float">
            <text:p>12,3248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839822" calcext:value-type="float">
            <text:p>11,8398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839822" calcext:value-type="float">
            <text:p>11,8398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369805" calcext:value-type="float">
            <text:p>11,3698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369805" calcext:value-type="float">
            <text:p>11,3698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369805" calcext:value-type="float">
            <text:p>11,3698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369805" calcext:value-type="float">
            <text:p>11,3698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369805" calcext:value-type="float">
            <text:p>11,3698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369805" calcext:value-type="float">
            <text:p>11,3698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534409" calcext:value-type="float">
            <text:p>11,5344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534409" calcext:value-type="float">
            <text:p>11,5344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464744" calcext:value-type="float">
            <text:p>11,464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464744" calcext:value-type="float">
            <text:p>11,464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464744" calcext:value-type="float">
            <text:p>11,464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464744" calcext:value-type="float">
            <text:p>11,464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464744" calcext:value-type="float">
            <text:p>11,464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244628" calcext:value-type="float">
            <text:p>11,244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244628" calcext:value-type="float">
            <text:p>11,244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244628" calcext:value-type="float">
            <text:p>11,244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.244628" calcext:value-type="float">
            <text:p>11,244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244628" calcext:value-type="float">
            <text:p>11,244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244628" calcext:value-type="float">
            <text:p>11,244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244628" calcext:value-type="float">
            <text:p>11,244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114691" calcext:value-type="float">
            <text:p>11,1146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114691" calcext:value-type="float">
            <text:p>11,1146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114691" calcext:value-type="float">
            <text:p>11,1146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114691" calcext:value-type="float">
            <text:p>11,1146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114691" calcext:value-type="float">
            <text:p>11,1146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459791" calcext:value-type="float">
            <text:p>11,459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449794" calcext:value-type="float">
            <text:p>11,449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449794" calcext:value-type="float">
            <text:p>11,449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449794" calcext:value-type="float">
            <text:p>11,449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449794" calcext:value-type="float">
            <text:p>11,449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449794" calcext:value-type="float">
            <text:p>11,449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449794" calcext:value-type="float">
            <text:p>11,449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449794" calcext:value-type="float">
            <text:p>11,449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449794" calcext:value-type="float">
            <text:p>11,449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449794" calcext:value-type="float">
            <text:p>11,449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024754" calcext:value-type="float">
            <text:p>11,0247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.459782" calcext:value-type="float">
            <text:p>10,4597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049741" calcext:value-type="float">
            <text:p>10,049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049741" calcext:value-type="float">
            <text:p>10,049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049741" calcext:value-type="float">
            <text:p>10,049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049741" calcext:value-type="float">
            <text:p>10,049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.049741" calcext:value-type="float">
            <text:p>10,049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.049741" calcext:value-type="float">
            <text:p>10,049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049741" calcext:value-type="float">
            <text:p>10,049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.049741" calcext:value-type="float">
            <text:p>10,049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.049741" calcext:value-type="float">
            <text:p>10,049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949796" calcext:value-type="float">
            <text:p>9,9497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949796" calcext:value-type="float">
            <text:p>9,9497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949796" calcext:value-type="float">
            <text:p>9,9497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949796" calcext:value-type="float">
            <text:p>9,9497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949796" calcext:value-type="float">
            <text:p>9,9497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949796" calcext:value-type="float">
            <text:p>9,9497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819656" calcext:value-type="float">
            <text:p>9,8196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019764" calcext:value-type="float">
            <text:p>10,0197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019764" calcext:value-type="float">
            <text:p>10,0197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019764" calcext:value-type="float">
            <text:p>10,0197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019764" calcext:value-type="float">
            <text:p>10,0197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209644" calcext:value-type="float">
            <text:p>10,2096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209644" calcext:value-type="float">
            <text:p>10,2096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209644" calcext:value-type="float">
            <text:p>10,2096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269398" calcext:value-type="float">
            <text:p>10,269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269398" calcext:value-type="float">
            <text:p>10,269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269398" calcext:value-type="float">
            <text:p>10,269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269398" calcext:value-type="float">
            <text:p>10,269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079286" calcext:value-type="float">
            <text:p>10,0792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079286" calcext:value-type="float">
            <text:p>10,0792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079286" calcext:value-type="float">
            <text:p>10,0792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079286" calcext:value-type="float">
            <text:p>10,0792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979361" calcext:value-type="float">
            <text:p>9,979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974052" calcext:value-type="float">
            <text:p>9,974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974052" calcext:value-type="float">
            <text:p>9,974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974052" calcext:value-type="float">
            <text:p>9,974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974052" calcext:value-type="float">
            <text:p>9,974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974052" calcext:value-type="float">
            <text:p>9,974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099285" calcext:value-type="float">
            <text:p>10,099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099285" calcext:value-type="float">
            <text:p>10,099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099285" calcext:value-type="float">
            <text:p>10,099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099285" calcext:value-type="float">
            <text:p>10,099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289448" calcext:value-type="float">
            <text:p>10,28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079345" calcext:value-type="float">
            <text:p>10,079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079345" calcext:value-type="float">
            <text:p>10,079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079345" calcext:value-type="float">
            <text:p>10,079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139284" calcext:value-type="float">
            <text:p>10,1392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139284" calcext:value-type="float">
            <text:p>10,1392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139284" calcext:value-type="float">
            <text:p>10,1392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234465" calcext:value-type="float">
            <text:p>10,234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054292" calcext:value-type="float">
            <text:p>10,0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054292" calcext:value-type="float">
            <text:p>10,0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054292" calcext:value-type="float">
            <text:p>10,0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054292" calcext:value-type="float">
            <text:p>10,0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024278" calcext:value-type="float">
            <text:p>10,0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943998" calcext:value-type="float">
            <text:p>9,943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943998" calcext:value-type="float">
            <text:p>9,943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943998" calcext:value-type="float">
            <text:p>9,943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943998" calcext:value-type="float">
            <text:p>9,943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949307" calcext:value-type="float">
            <text:p>9,949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949307" calcext:value-type="float">
            <text:p>9,949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949307" calcext:value-type="float">
            <text:p>9,949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949307" calcext:value-type="float">
            <text:p>9,949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949307" calcext:value-type="float">
            <text:p>9,949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949307" calcext:value-type="float">
            <text:p>9,949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949307" calcext:value-type="float">
            <text:p>9,949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949307" calcext:value-type="float">
            <text:p>9,949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949307" calcext:value-type="float">
            <text:p>9,949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789416" calcext:value-type="float">
            <text:p>9,789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47429" calcext:value-type="float">
            <text:p>9,474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47429" calcext:value-type="float">
            <text:p>9,474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47429" calcext:value-type="float">
            <text:p>9,474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47429" calcext:value-type="float">
            <text:p>9,474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47429" calcext:value-type="float">
            <text:p>9,474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074244" calcext:value-type="float">
            <text:p>9,0742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074244" calcext:value-type="float">
            <text:p>9,0742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074244" calcext:value-type="float">
            <text:p>9,0742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074244" calcext:value-type="float">
            <text:p>9,0742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074244" calcext:value-type="float">
            <text:p>9,0742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074244" calcext:value-type="float">
            <text:p>9,0742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074244" calcext:value-type="float">
            <text:p>9,0742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974295" calcext:value-type="float">
            <text:p>8,974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974295" calcext:value-type="float">
            <text:p>8,974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974295" calcext:value-type="float">
            <text:p>8,974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679207" calcext:value-type="float">
            <text:p>8,679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679207" calcext:value-type="float">
            <text:p>8,679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679207" calcext:value-type="float">
            <text:p>8,679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679207" calcext:value-type="float">
            <text:p>8,679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679207" calcext:value-type="float">
            <text:p>8,679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679207" calcext:value-type="float">
            <text:p>8,679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679207" calcext:value-type="float">
            <text:p>8,679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658889" calcext:value-type="float">
            <text:p>8,6588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658889" calcext:value-type="float">
            <text:p>8,6588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654084" calcext:value-type="float">
            <text:p>8,654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654084" calcext:value-type="float">
            <text:p>8,654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654084" calcext:value-type="float">
            <text:p>8,654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654084" calcext:value-type="float">
            <text:p>8,654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654084" calcext:value-type="float">
            <text:p>8,654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654084" calcext:value-type="float">
            <text:p>8,654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654084" calcext:value-type="float">
            <text:p>8,654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478994" calcext:value-type="float">
            <text:p>8,478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148907" calcext:value-type="float">
            <text:p>8,1489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148907" calcext:value-type="float">
            <text:p>8,1489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148907" calcext:value-type="float">
            <text:p>8,1489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148907" calcext:value-type="float">
            <text:p>8,1489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148907" calcext:value-type="float">
            <text:p>8,1489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148907" calcext:value-type="float">
            <text:p>8,1489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148907" calcext:value-type="float">
            <text:p>8,1489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154122" calcext:value-type="float">
            <text:p>8,154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084183" calcext:value-type="float">
            <text:p>8,084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018914" calcext:value-type="float">
            <text:p>8,018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788714" calcext:value-type="float">
            <text:p>7,788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70877" calcext:value-type="float">
            <text:p>7,70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699071" calcext:value-type="float">
            <text:p>7,699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599436" calcext:value-type="float">
            <text:p>7,599436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24:09.06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7:24:14.147000000</dc:date>
    <meta:editing-duration>PT1M9S</meta:editing-duration>
    <meta:editing-cycles>2</meta:editing-cycles>
    <meta:generator>LibreOffice/5.1.0.3$Windows_X86_64 LibreOffice_project/5e3e00a007d9b3b6efb6797a8b8e57b51ab1f737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2.log'.A2:'cameraslog_2.log'.C1001 'cameraslog_2.log'.B1:'cameraslog_2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2.log'.B2:'cameraslog_2.log'.B1001" chart:label-cell-address="'cameraslog_2.log'.B1:'cameraslog_2.log'.B1" chart:class="chart:scatter">
            <chart:domain table:cell-range-address="'cameraslog_2.log'.A2:'cameraslog_2.log'.A1001"/>
            <chart:data-point chart:repeated="1000"/>
          </chart:series>
          <chart:series chart:style-name="ch8" chart:values-cell-range-address="'cameraslog_2.log'.C2:'cameraslog_2.log'.C1001" chart:label-cell-address="'cameraslog_2.log'.C1:'cameraslog_2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2.log'.B1:'cameraslog_2.log'.B1</svg:desc>
                </draw:g>
              </table:table-cell>
              <table:table-cell office:value-type="string">
                <text:p>number of cameras</text:p>
                <draw:g>
                  <svg:desc>'cameraslog_2.log'.C1:'cameras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2.log'.A2:'cameraslog_2.log'.A1001</svg:desc>
                </draw:g>
              </table:table-cell>
              <table:table-cell office:value-type="float" office:value="10.147623">
                <text:p>10.147623</text:p>
                <draw:g>
                  <svg:desc>'cameraslog_2.log'.B2:'cameraslog_2.log'.B1001</svg:desc>
                </draw:g>
              </table:table-cell>
              <table:table-cell office:value-type="float" office:value="11">
                <text:p>11</text:p>
                <draw:g>
                  <svg:desc>'cameraslog_2.log'.C2:'cameraslog_2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3289">
                <text:p>10.032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517886">
                <text:p>10.5178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832685">
                <text:p>10.8326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787881">
                <text:p>10.787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222909">
                <text:p>10.2229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742915">
                <text:p>10.7429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313469">
                <text:p>10.313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313469">
                <text:p>10.313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313469">
                <text:p>10.313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98445">
                <text:p>10.898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928714">
                <text:p>10.928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928714">
                <text:p>10.928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928714">
                <text:p>10.928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213783">
                <text:p>11.2137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213783">
                <text:p>11.2137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213783">
                <text:p>11.2137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373691">
                <text:p>11.3736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883669">
                <text:p>11.8836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848481">
                <text:p>11.8484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848481">
                <text:p>11.8484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848481">
                <text:p>11.8484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468415">
                <text:p>11.4684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853493">
                <text:p>10.8534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853493">
                <text:p>10.8534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103072">
                <text:p>11.1030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103072">
                <text:p>11.1030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103072">
                <text:p>11.1030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.938478">
                <text:p>10.9384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938478">
                <text:p>10.9384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938478">
                <text:p>10.9384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093583">
                <text:p>11.0935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093583">
                <text:p>11.0935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093583">
                <text:p>11.0935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123258">
                <text:p>11.123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123258">
                <text:p>11.123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123258">
                <text:p>11.123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123258">
                <text:p>11.123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123258">
                <text:p>11.123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88341">
                <text:p>10.883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.88341">
                <text:p>10.883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013547">
                <text:p>11.0135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.013547">
                <text:p>11.0135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.438561">
                <text:p>11.4385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.778492">
                <text:p>11.7784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.778492">
                <text:p>11.7784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.778492">
                <text:p>11.7784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.778492">
                <text:p>11.7784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.618896">
                <text:p>11.6188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.583903">
                <text:p>11.5839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.479286">
                <text:p>11.4792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899316">
                <text:p>11.8993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899316">
                <text:p>11.8993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899316">
                <text:p>11.8993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.489278">
                <text:p>12.4892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.489278">
                <text:p>12.4892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489278">
                <text:p>12.4892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.489278">
                <text:p>12.4892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489278">
                <text:p>12.4892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.244564">
                <text:p>12.2445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.244564">
                <text:p>12.2445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.244564">
                <text:p>12.2445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.244564">
                <text:p>12.2445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.324831">
                <text:p>12.3248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.324831">
                <text:p>12.3248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.839822">
                <text:p>11.8398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839822">
                <text:p>11.8398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.369805">
                <text:p>11.3698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369805">
                <text:p>11.3698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369805">
                <text:p>11.3698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.369805">
                <text:p>11.3698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.369805">
                <text:p>11.3698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.369805">
                <text:p>11.3698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534409">
                <text:p>11.5344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534409">
                <text:p>11.5344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.464744">
                <text:p>11.4647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464744">
                <text:p>11.4647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.464744">
                <text:p>11.4647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.464744">
                <text:p>11.4647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464744">
                <text:p>11.4647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.244628">
                <text:p>11.2446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.244628">
                <text:p>11.2446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.244628">
                <text:p>11.2446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.244628">
                <text:p>11.2446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.244628">
                <text:p>11.2446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.244628">
                <text:p>11.2446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.244628">
                <text:p>11.2446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.114691">
                <text:p>11.1146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.114691">
                <text:p>11.1146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.114691">
                <text:p>11.1146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114691">
                <text:p>11.1146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.114691">
                <text:p>11.1146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.459791">
                <text:p>11.459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.449794">
                <text:p>11.449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.449794">
                <text:p>11.449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449794">
                <text:p>11.449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.449794">
                <text:p>11.449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449794">
                <text:p>11.449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.449794">
                <text:p>11.449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.449794">
                <text:p>11.449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1.449794">
                <text:p>11.449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.449794">
                <text:p>11.449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1.024754">
                <text:p>11.0247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.459782">
                <text:p>10.4597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.049741">
                <text:p>10.049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.049741">
                <text:p>10.049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.049741">
                <text:p>10.049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.049741">
                <text:p>10.049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.049741">
                <text:p>10.049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0.049741">
                <text:p>10.049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.049741">
                <text:p>10.049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.049741">
                <text:p>10.049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.049741">
                <text:p>10.049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949796">
                <text:p>9.9497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.949796">
                <text:p>9.9497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.949796">
                <text:p>9.9497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.949796">
                <text:p>9.9497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.949796">
                <text:p>9.9497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.949796">
                <text:p>9.9497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.819656">
                <text:p>9.8196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.019764">
                <text:p>10.0197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.019764">
                <text:p>10.0197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.019764">
                <text:p>10.0197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.019764">
                <text:p>10.0197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.209644">
                <text:p>10.2096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.209644">
                <text:p>10.2096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.209644">
                <text:p>10.2096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.269398">
                <text:p>10.2693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.269398">
                <text:p>10.2693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.269398">
                <text:p>10.2693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.269398">
                <text:p>10.2693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.079286">
                <text:p>10.079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.079286">
                <text:p>10.079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.079286">
                <text:p>10.079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.079286">
                <text:p>10.079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979361">
                <text:p>9.979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974052">
                <text:p>9.974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974052">
                <text:p>9.974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974052">
                <text:p>9.974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974052">
                <text:p>9.974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.974052">
                <text:p>9.974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.099285">
                <text:p>10.099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.099285">
                <text:p>10.099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.099285">
                <text:p>10.099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099285">
                <text:p>10.099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.289448">
                <text:p>10.28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079345">
                <text:p>10.079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079345">
                <text:p>10.079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079345">
                <text:p>10.079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139284">
                <text:p>10.139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139284">
                <text:p>10.139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139284">
                <text:p>10.139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234465">
                <text:p>10.234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0.054292">
                <text:p>10.0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.054292">
                <text:p>10.0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0.054292">
                <text:p>10.0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.054292">
                <text:p>10.0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.024278">
                <text:p>10.024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943998">
                <text:p>9.943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943998">
                <text:p>9.943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943998">
                <text:p>9.943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943998">
                <text:p>9.943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949307">
                <text:p>9.9493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949307">
                <text:p>9.9493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949307">
                <text:p>9.9493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949307">
                <text:p>9.9493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949307">
                <text:p>9.9493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949307">
                <text:p>9.9493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949307">
                <text:p>9.9493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949307">
                <text:p>9.9493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949307">
                <text:p>9.9493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789416">
                <text:p>9.789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47429">
                <text:p>9.474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47429">
                <text:p>9.474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47429">
                <text:p>9.474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47429">
                <text:p>9.474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.47429">
                <text:p>9.474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.074244">
                <text:p>9.0742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.074244">
                <text:p>9.0742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.074244">
                <text:p>9.0742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.074244">
                <text:p>9.0742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.074244">
                <text:p>9.0742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.074244">
                <text:p>9.0742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9.074244">
                <text:p>9.0742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974295">
                <text:p>8.974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974295">
                <text:p>8.974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974295">
                <text:p>8.974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679207">
                <text:p>8.679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679207">
                <text:p>8.679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679207">
                <text:p>8.679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679207">
                <text:p>8.679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679207">
                <text:p>8.679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679207">
                <text:p>8.679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679207">
                <text:p>8.679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658889">
                <text:p>8.6588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658889">
                <text:p>8.6588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654084">
                <text:p>8.654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654084">
                <text:p>8.654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654084">
                <text:p>8.654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654084">
                <text:p>8.654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654084">
                <text:p>8.654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654084">
                <text:p>8.654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654084">
                <text:p>8.654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478994">
                <text:p>8.478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148907">
                <text:p>8.148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148907">
                <text:p>8.148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148907">
                <text:p>8.148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148907">
                <text:p>8.148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148907">
                <text:p>8.148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148907">
                <text:p>8.148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148907">
                <text:p>8.148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154122">
                <text:p>8.15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084183">
                <text:p>8.084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8.018914">
                <text:p>8.018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788714">
                <text:p>7.788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70877">
                <text:p>7.70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699071">
                <text:p>7.699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599436">
                <text:p>7.59943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